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6pt" officeooo:rsid="0014c625" officeooo:paragraph-rsid="0016302d" style:font-size-asian="14pt" style:font-size-complex="16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0ea71e" officeooo:paragraph-rsid="00128bf6" style:font-size-asian="14pt" style:font-size-complex="16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0ea71e" officeooo:paragraph-rsid="0014637e" style:font-size-asian="14pt" style:font-size-complex="16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0ea71e" officeooo:paragraph-rsid="0013f3f2" style:font-size-asian="14pt" style:font-size-complex="1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0ea71e" officeooo:paragraph-rsid="001577ca" style:font-size-asian="14pt" style:font-size-complex="1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0ea71e" officeooo:paragraph-rsid="0016302d" style:font-size-asian="14pt" style:font-size-complex="1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13f3f2" officeooo:paragraph-rsid="0013f3f2" style:font-size-asian="14pt" style:font-size-complex="1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14637e" officeooo:paragraph-rsid="0014637e" style:font-size-asian="14pt" style:font-size-complex="16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14c625" officeooo:paragraph-rsid="0014c625" style:font-size-asian="14pt" style:font-size-complex="1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14c625" officeooo:paragraph-rsid="001577ca" style:font-size-asian="14pt" style:font-size-complex="1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officeooo:rsid="001577ca" officeooo:paragraph-rsid="001577ca" style:font-size-asian="14pt" style:font-size-complex="16pt"/>
    </style:style>
    <style:style style:name="P12" style:family="paragraph" style:parent-style-name="Text_20_body">
      <style:text-properties fo:font-size="16pt" officeooo:rsid="000ea71e" officeooo:paragraph-rsid="0014c625" style:font-size-asian="14pt" style:font-size-complex="16pt"/>
    </style:style>
    <style:style style:name="P13" style:family="paragraph" style:parent-style-name="Text_20_body">
      <style:text-properties fo:font-size="16pt" officeooo:rsid="0016302d" officeooo:paragraph-rsid="0016302d" style:font-size-asian="14pt" style:font-size-complex="16pt"/>
    </style:style>
    <style:style style:name="P14" style:family="paragraph" style:parent-style-name="Text_20_body">
      <style:text-properties fo:font-size="16pt" officeooo:rsid="0017ff38" officeooo:paragraph-rsid="0017ff38" style:font-size-asian="14pt" style:font-size-complex="16pt"/>
    </style:style>
    <style:style style:name="P15" style:family="paragraph" style:parent-style-name="Text_20_body">
      <style:text-properties fo:font-size="16pt" officeooo:rsid="0017ff38" officeooo:paragraph-rsid="001baff7" style:font-size-asian="14pt" style:font-size-complex="16pt"/>
    </style:style>
    <style:style style:name="P16" style:family="paragraph" style:parent-style-name="Text_20_body">
      <style:text-properties fo:font-size="16pt" officeooo:rsid="001d0c3e" officeooo:paragraph-rsid="001d0c3e" style:font-size-asian="14pt" style:font-size-complex="16pt"/>
    </style:style>
    <style:style style:name="P17" style:family="paragraph" style:parent-style-name="Text_20_body">
      <style:text-properties fo:font-size="16pt" fo:font-weight="bold" officeooo:rsid="000cd5f7" officeooo:paragraph-rsid="0014c625" style:font-size-asian="14pt" style:font-weight-asian="bold" style:font-size-complex="16pt" style:font-weight-complex="bold"/>
    </style:style>
    <style:style style:name="P18" style:family="paragraph" style:parent-style-name="Text_20_body">
      <style:text-properties officeooo:paragraph-rsid="0016302d"/>
    </style:style>
    <style:style style:name="P19" style:family="paragraph" style:parent-style-name="Text_20_body">
      <style:text-properties officeooo:rsid="0017ff38" officeooo:paragraph-rsid="0017ff38"/>
    </style:style>
    <style:style style:name="P20" style:family="paragraph" style:parent-style-name="Text_20_body">
      <style:paragraph-properties fo:margin-top="0cm" fo:margin-bottom="0cm" loext:contextual-spacing="false"/>
      <style:text-properties fo:font-size="16pt" officeooo:rsid="000ea71e" officeooo:paragraph-rsid="00106aa6" style:font-size-asian="14pt" style:font-size-complex="16pt"/>
    </style:style>
    <style:style style:name="P21" style:family="paragraph" style:parent-style-name="Text_20_body">
      <style:paragraph-properties fo:margin-top="0cm" fo:margin-bottom="0cm" loext:contextual-spacing="false"/>
      <style:text-properties fo:font-size="16pt" officeooo:rsid="000ea71e" officeooo:paragraph-rsid="001fd207" style:font-size-asian="14pt" style:font-size-complex="16pt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text-properties fo:font-size="16pt" officeooo:rsid="001baff7" officeooo:paragraph-rsid="001bf136" style:font-size-asian="16pt" style:font-size-complex="16pt"/>
    </style:style>
    <style:style style:name="P24" style:family="paragraph" style:parent-style-name="Text_20_body">
      <style:text-properties officeooo:paragraph-rsid="000b3e6b"/>
    </style:style>
    <style:style style:name="P25" style:family="paragraph" style:parent-style-name="Heading_20_1">
      <style:text-properties officeooo:rsid="000b3e6b" officeooo:paragraph-rsid="000b3e6b"/>
    </style:style>
    <style:style style:name="P26" style:family="paragraph">
      <style:paragraph-properties fo:text-align="center"/>
    </style:style>
    <style:style style:name="T1" style:family="text">
      <style:text-properties officeooo:rsid="000cd5f7"/>
    </style:style>
    <style:style style:name="T2" style:family="text">
      <style:text-properties officeooo:rsid="000ea71e"/>
    </style:style>
    <style:style style:name="T3" style:family="text">
      <style:text-properties officeooo:rsid="00106aa6"/>
    </style:style>
    <style:style style:name="T4" style:family="text">
      <style:text-properties officeooo:rsid="00128bf6"/>
    </style:style>
    <style:style style:name="T5" style:family="text">
      <style:text-properties officeooo:rsid="0013f3f2"/>
    </style:style>
    <style:style style:name="T6" style:family="text">
      <style:text-properties fo:font-weight="bold" officeooo:rsid="000cd5f7" style:font-weight-asian="bold" style:font-weight-complex="bold"/>
    </style:style>
    <style:style style:name="T7" style:family="text">
      <style:text-properties fo:font-size="16pt" officeooo:rsid="0016302d" style:font-size-asian="14pt" style:font-size-complex="16pt"/>
    </style:style>
    <style:style style:name="T8" style:family="text">
      <style:text-properties fo:font-size="16pt" officeooo:rsid="0017ff38" style:font-size-asian="14pt" style:font-size-complex="16pt"/>
    </style:style>
    <style:style style:name="T9" style:family="text">
      <style:text-properties fo:font-size="16pt" officeooo:rsid="000cd5f7" style:font-size-asian="14pt" style:font-size-complex="16pt"/>
    </style:style>
    <style:style style:name="T10" style:family="text">
      <style:text-properties fo:font-size="16pt" officeooo:rsid="000b3e6b" style:font-size-asian="14pt" style:font-size-complex="16pt"/>
    </style:style>
    <style:style style:name="T11" style:family="text">
      <style:text-properties fo:font-size="16pt" officeooo:rsid="0021a5c1" style:font-size-asian="14pt" style:font-size-complex="16pt"/>
    </style:style>
    <style:style style:name="T12" style:family="text">
      <style:text-properties officeooo:rsid="0014637e"/>
    </style:style>
    <style:style style:name="T13" style:family="text">
      <style:text-properties officeooo:rsid="001577ca"/>
    </style:style>
    <style:style style:name="T14" style:family="text">
      <style:text-properties officeooo:rsid="0016302d"/>
    </style:style>
    <style:style style:name="T15" style:family="text">
      <style:text-properties officeooo:rsid="001baff7"/>
    </style:style>
    <style:style style:name="T16" style:family="text">
      <style:text-properties officeooo:rsid="001bf136"/>
    </style:style>
    <style:style style:name="T17" style:family="text">
      <style:text-properties officeooo:rsid="001c7c87"/>
    </style:style>
    <style:style style:name="T18" style:family="text">
      <style:text-properties officeooo:rsid="001fd207"/>
    </style:style>
    <style:style style:name="T19" style:family="text">
      <style:text-properties officeooo:rsid="00201a6d"/>
    </style:style>
    <style:style style:name="T20" style:family="text">
      <style:text-properties officeooo:rsid="0021a5c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Estrutura de repetição <text:span text:style-name="T19">ou iteração</text:span> for</text:h>
      <text:p text:style-name="P24"><text:span text:style-name="T10">Laço</text:span><text:span text:style-name="T9">(for)</text:span><text:span text:style-name="T10"> = </text:span><text:span text:style-name="T9">loop: </text:span><text:span text:style-name="T11">Estrutura de repetição com variavel de controle</text:span></text:p>
      <text:p text:style-name="P17"/>
      <text:p text:style-name="P12"><text:span text:style-name="T6">Variável de controle</text:span><text:span text:style-name="T1">: Variável que dita a </text:span><text:span text:style-name="T4">condição de fun</text:span><text:span text:style-name="T18">cionamento</text:span><text:span text:style-name="T4"> do for </text:span></text:p>
      <text:p text:style-name="P12">Para requisitar um loop <text:s/>inicie digitando “for”, determine o nome do loop, digite “in”, termine indicador de repetição e abaixo com a edentação <text:span text:style-name="T3">do for </text:span>coloque os comando desejados.</text:p>
      <text:p text:style-name="P21">Ex.: <text:s/>for c in range(0, <text:span text:style-name="T5">2</text:span><text:span text:style-name="T4">) <text:s/><text:tab/><text:tab/>*</text:span><text:span text:style-name="T5">run* <text:s text:c="4"/><text:tab/> <text:s text:c="9"/></text:span><text:span text:style-name="T18">0</text:span></text:p>
      <text:p text:style-name="P20"><text:s text:c="15"/><text:span text:style-name="T18">print(c)<text:tab/><text:tab/><text:tab/><text:tab/><text:tab/> <text:s text:c="9"/><text:tab/> 1</text:span></text:p>
      <text:p text:style-name="P2"/>
      <text:p text:style-name="P7">Também da para colocar condições alinhas dentro do loop</text:p>
      <text:p text:style-name="P7"/>
      <text:p text:style-name="P8">Ex.:</text:p>
      <text:p text:style-name="P8"><text:span text:style-name="T2"><text:s text:c="8"/>for c in range(0, </text:span><text:span text:style-name="T5">2</text:span><text:span text:style-name="T4">) : <text:s text:c="9"/>*</text:span><text:span text:style-name="T5">run* <text:s text:c="12"/></text:span>xablau</text:p>
      <text:p text:style-name="P8"><text:span text:style-name="T4"><text:s text:c="11"/></text:span>if x &gt; y: <text:s text:c="46"/><text:span text:style-name="T5"><text:s text:c="2"/>olá</text:span></text:p>
      <text:p text:style-name="P8"><draw:line text:anchor-type="paragraph" draw:z-index="1" draw:name="Forma1" draw:style-name="gr1" draw:text-style-name="P26" svg:x1="2.309cm" svg:y1="0.131cm" svg:x2="2.309cm" svg:y2="0.766cm"><text:p/></draw:line><text:span text:style-name="T4"><text:s text:c="17"/></text:span>print(‘xablau”)<text:span text:style-name="T4"> <text:s text:c="13"/></text:span><text:span text:style-name="T5"><text:s text:c="17"/></text:span><text:s/><text:span text:style-name="T5">mundo</text:span></text:p>
      <text:p text:style-name="P3"><draw:line text:anchor-type="paragraph" draw:z-index="0" draw:name="Forma2_0" draw:style-name="gr1" draw:text-style-name="P26" svg:x1="1.568cm" svg:y1="0.014cm" svg:x2="1.568cm" svg:y2="1.496cm"><text:p/></draw:line><text:s text:c="12"/><text:span text:style-name="T5">print(‘olá’) <text:s text:c="42"/></text:span><text:span text:style-name="T12">xablau</text:span></text:p>
      <text:p text:style-name="P3"><text:span text:style-name="T3"><text:s text:c="12"/></text:span><text:span text:style-name="T5">print(‘mundo’) <text:s text:c="36"/>olá</text:span></text:p>
      <text:p text:style-name="P3"><text:s text:c="73"/><text:span text:style-name="T5">mundo</text:span></text:p>
      <text:p text:style-name="P3"/>
      <text:p text:style-name="P9">Para fazer uma contagem inversa use em range no final “-1”</text:p>
      <text:p text:style-name="P10">Ex.: </text:p>
      <text:p text:style-name="P10"><text:span text:style-name="T2"><text:s text:c="7"/></text:span><text:bookmark-start text:name="__DdeLink__3_866093752"/><text:span text:style-name="T2">for c in range(</text:span><text:span text:style-name="T13">2, 0, -</text:span><text:span text:style-name="T18">1</text:span><text:span text:style-name="T4">): <text:s text:c="5"/></text:span><text:span text:style-name="T2">*</text:span><text:span text:style-name="T5">run* <text:s text:c="5"/></text:span><text:span text:style-name="T13">2</text:span></text:p>
      <text:p text:style-name="P5"><draw:line text:anchor-type="paragraph" draw:z-index="2" draw:name="Forma2" draw:style-name="gr1" draw:text-style-name="P26" svg:x1="1.568cm" svg:y1="0.014cm" svg:x2="1.568cm" svg:y2="1.496cm"><text:p/></draw:line><text:s text:c="12"/><text:span text:style-name="T5">print(</text:span><text:span text:style-name="T13">c</text:span><text:span text:style-name="T5">) <text:s text:c="40"/></text:span><text:span text:style-name="T13">1</text:span></text:p>
      <text:p text:style-name="P5"><text:span text:style-name="T3"><text:s text:c="12"/></text:span><text:bookmark-end text:name="__DdeLink__3_866093752"/><text:span text:style-name="T3"><text:s text:c="10"/></text:span><text:span text:style-name="T5"><text:s text:c="43"/></text:span><text:span text:style-name="T13">2</text:span></text:p>
      <text:p text:style-name="P5"><text:s text:c="65"/><text:span text:style-name="T13">1</text:span></text:p>
      <text:p text:style-name="P11">(ele ignora o ultimo numero)</text:p>
      <text:p text:style-name="P4"/>
      <text:p text:style-name="P13"/>
      <text:p text:style-name="P13"/>
      <text:p text:style-name="P13"><text:soft-page-break/></text:p>
      <text:p text:style-name="P13"/>
      <text:p text:style-name="P18"><text:span text:style-name="T7">Passo = <text:s/>Intervalo de loop com uma especificá <text:s/>frequência, para </text:span><text:span text:style-name="T8">uralitizo no loop </text:span><text:span text:style-name="T7">informe no final o valor no intervalo desejado</text:span></text:p>
      <text:p text:style-name="P13">Ex.:</text:p>
      <text:p text:style-name="P1"><text:bookmark-start text:name="__DdeLink__3_8660937521"/><text:span text:style-name="T2">for c in range(</text:span><text:span text:style-name="T14">0</text:span><text:span text:style-name="T13">, </text:span><text:span text:style-name="T14">4</text:span><text:span text:style-name="T13">, </text:span><text:span text:style-name="T14">2</text:span><text:span text:style-name="T4">): <text:s text:c="5"/></text:span><text:span text:style-name="T2">*</text:span><text:span text:style-name="T5">run* <text:s text:c="13"/></text:span><text:span text:style-name="T14">0</text:span></text:p>
      <text:p text:style-name="P6"><draw:line text:anchor-type="paragraph" draw:z-index="3" draw:name="Forma2_1" draw:style-name="gr1" draw:text-style-name="P26" svg:x1="1.568cm" svg:y1="0.014cm" svg:x2="1.568cm" svg:y2="1.496cm"><text:p/></draw:line><text:s text:c="12"/><text:span text:style-name="T5">print(</text:span><text:span text:style-name="T13">c</text:span><text:span text:style-name="T5">) <text:s text:c="40"/></text:span><text:span text:style-name="T14">2</text:span></text:p>
      <text:p text:style-name="P6"><text:span text:style-name="T3"><text:s text:c="12"/></text:span><text:bookmark-end text:name="__DdeLink__3_8660937521"/><text:span text:style-name="T3"><text:s text:c="10"/></text:span><text:span text:style-name="T5"><text:s text:c="43"/></text:span><text:span text:style-name="T14">6</text:span></text:p>
      <text:p text:style-name="P22"><text:s text:c="65"/><text:span text:style-name="T14">8</text:span></text:p>
      <text:p text:style-name="P22"/>
      <text:p text:style-name="P23">A <text:span text:style-name="T16">variavel que recebe input dentro de um laço for, <text:s/>é ressignificada a cada giro do laço(repetição), logo seu no ultimo input recebido será seu valor. Sabendo disso podemos realizar uma soma acumululativa conforme o valor é inserido durate uma repetiçao, </text:span><text:span text:style-name="T17">assim podemos acumular um valor dentro de uma varivel dentro do laço. Co a mesa logica podemosfazer um contador, exemplo a baixo.:</text:span></text:p>
      <text:p text:style-name="P23"/>
      <text:p text:style-name="P22"/>
      <text:p text:style-name="P15">s = 0 <text:s text:c="28"/><text:tab/><text:tab/><text:tab/><text:span text:style-name="T2">*</text:span><text:span text:style-name="T5">run* <text:s text:c="12"/></text:span><text:span text:style-name="T15">A soma desses <text:s/></text:span></text:p>
      <text:p text:style-name="P14">count = 0<text:tab/><text:tab/><text:tab/><text:tab/><text:tab/><text:tab/><text:tab/><text:tab/> <text:s text:c="3"/><text:span text:style-name="T15">4 numeros é 10</text:span></text:p>
      <text:p text:style-name="P14">for c in range(1, 5):</text:p>
      <text:p text:style-name="P14"><text:s text:c="6"/>s = s + c <text:s/># acumulador</text:p>
      <text:p text:style-name="P14"><text:s text:c="6"/>count = count + 1 <text:s/># contador</text:p>
      <text:p text:style-name="P14">print(f'A soma <text:span text:style-name="T15">de</text:span> {count} numeros é de {s}')</text:p>
      <text:p text:style-name="P19"/>
      <text:p text:style-name="P16">O acumulador tambem pode se usado em str como no ex.</text:p>
      <text:p text:style-name="P16">nome = input('Digite seu nome: ').upper().replace(" ", "")</text:p>
      <text:p text:style-name="P16">i = ''</text:p>
      <text:p text:style-name="P16">for c in range(0, len(nome) – 1 ):</text:p>
      <text:p text:style-name="P16"><text:s text:c="4"/>i = i + nome[c]</text:p>
      <text:p text:style-name="P16"><text:soft-page-break/>print(i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22:51:58.463733370</meta:creation-date>
    <dc:date>2021-08-19T12:04:21.974593974</dc:date>
    <meta:editing-duration>PT10H39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299" meta:character-count="2439" meta:non-whitespace-character-count="1339"/>
  </office:meta>
</office:document-meta>
</file>